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230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Atari SIO2SD Igi version 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float" office:value="693063010911" calcext:value-type="float">
            <text:p>6930630109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WR-CRD SD CARD CONNECTOR PUSH &amp; PULL WITH CARD DETECTION 9PINS=&gt;Code : Con_I-O_COM_CRD_SD_Normal_693063010911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PSH02-05W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onektory se zamkem - vidlice - 5pin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SMD2</text:p>
          </table:table-cell>
          <table:table-cell office:value-type="string" calcext:value-type="string">
            <text:p>SMD1,27-2,54</text:p>
          </table:table-cell>
          <table:table-cell office:value-type="string" calcext:value-type="string">
            <text:p>PAD1, PAD2, PAD3, PAD4</text:p>
          </table:table-cell>
          <table:table-cell office:value-type="string" calcext:value-type="string">
            <text:p>SMD PAD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SMD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3, C10, C14</text:p>
          </table:table-cell>
          <table:table-cell office:value-type="string" calcext:value-type="string">
            <text:p>Kondenzátory keramické SMD 50 V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1206</text:p>
          </table:table-cell>
          <table:table-cell office:value-type="string" calcext:value-type="string">
            <text:p>R1, R3, R13</text:p>
          </table:table-cell>
          <table:table-cell office:value-type="string" calcext:value-type="string">
            <text:p>Rezistor SMD 1206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TSA</text:p>
          </table:table-cell>
          <table:table-cell office:value-type="string" calcext:value-type="string">
            <text:p>A/3216</text:p>
          </table:table-cell>
          <table:table-cell office:value-type="string" calcext:value-type="string">
            <text:p>C11, C12, C13</text:p>
          </table:table-cell>
          <table:table-cell office:value-type="string" calcext:value-type="string">
            <text:p>Kondenzátory tantalové - SMD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table:number-columns-repeated="2" office:value-type="string" calcext:value-type="string">
            <text:p>R1206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zistor SMD 1206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table:number-columns-repeated="2" office:value-type="string" calcext:value-type="string">
            <text:p>R1206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Rezistor SMD 1206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-SMD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4, C5, C6, C7, C8, C9</text:p>
          </table:table-cell>
          <table:table-cell office:value-type="string" calcext:value-type="string">
            <text:p>Kondenzátory keramické SMD 50 V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SMD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Kondenzátory keramické SMD 50 V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27R</text:p>
          </table:table-cell>
          <table:table-cell table:number-columns-repeated="2" office:value-type="string" calcext:value-type="string">
            <text:p>R120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zistor SMD 1206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table:number-columns-repeated="2" office:value-type="string" calcext:value-type="string">
            <text:p>R1206</text:p>
          </table:table-cell>
          <table:table-cell office:value-type="string" calcext:value-type="string">
            <text:p>R10, R11, R12</text:p>
          </table:table-cell>
          <table:table-cell office:value-type="string" calcext:value-type="string">
            <text:p>Rezistor SMD 1206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table:number-columns-repeated="2" office:value-type="string" calcext:value-type="string">
            <text:p>3362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dporové trimry 3362P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LL103A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chottky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isplay 2x16</text:p>
          </table:table-cell>
          <table:table-cell office:value-type="string" calcext:value-type="string">
            <text:p>PINHD-1X16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T7533-1</text:p>
          </table:table-cell>
          <table:table-cell office:value-type="string" calcext:value-type="string">
            <text:p>HT7533-1_SMD</text:p>
          </table:table-cell>
          <table:table-cell office:value-type="string" calcext:value-type="string">
            <text:p>SOT89R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OLTAGE REGULATOR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CD..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MRON SWITCH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LED_5MM_CERVENA</text:p>
          </table:table-cell>
          <table:table-cell office:value-type="string" calcext:value-type="string">
            <text:p>A5,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 5mm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LED_5MM_ZELENA</text:p>
          </table:table-cell>
          <table:table-cell office:value-type="string" calcext:value-type="string">
            <text:p>A5,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 5mm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LED_5MM_ZLUTA</text:p>
          </table:table-cell>
          <table:table-cell office:value-type="string" calcext:value-type="string">
            <text:p>A5,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 5mm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MEGA32-A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Q14,318MHZ_HC49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rystal s pouzdrem HC-49U</text:p>
          </table:table-cell>
          <table:table-cell/>
          <table:table-cell table:style-name="ce2"/>
          <table:table-cell table:style-name="ce3"/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isplay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</text:p>
          </table:table-cell>
          <table:table-cell table:number-columns-repeated="7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 karta</text:p>
          </table:table-cell>
          <table:table-cell table:number-columns-repeated="7"/>
          <table:table-cell table:style-name="ce1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.00.0000</text:date>, <text:time style:data-style-name="N2" text:time-value="12:23:57.02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1T12:24:27.549000000</dc:date>
    <meta:editing-duration>PT5H12M37S</meta:editing-duration>
    <meta:editing-cycles>11</meta:editing-cycles>
    <meta:generator>LibreOffice/6.2.5.2$Windows_X86_64 LibreOffice_project/1ec314fa52f458adc18c4f025c545a4e8b22c159</meta:generator>
    <meta:document-statistic meta:table-count="1" meta:cell-count="171" meta:object-count="0"/>
  </office:meta>
</office:document-meta>
</file>